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0.46pt"/>
    </style:style>
    <style:style style:name="co2" style:family="table-column">
      <style:table-column-properties fo:break-before="auto" style:column-width="131.19pt"/>
    </style:style>
    <style:style style:name="co3" style:family="table-column">
      <style:table-column-properties fo:break-before="auto" style:column-width="69.7pt"/>
    </style:style>
    <style:style style:name="co4" style:family="table-column">
      <style:table-column-properties fo:break-before="auto" style:column-width="165.15pt"/>
    </style:style>
    <style:style style:name="co5" style:family="table-column">
      <style:table-column-properties fo:break-before="auto" style:column-width="172.0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358cd74-1609-46f8-9f0d-3db31eae8eda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untry Name</text:p>
          </table:table-cell>
          <table:table-cell office:value-type="string" calcext:value-type="string">
            <text:p>name_JHU</text:p>
          </table:table-cell>
          <table:table-cell office:value-type="string" calcext:value-type="string">
            <text:p>Country Code</text:p>
          </table:table-cell>
          <table:table-cell office:value-type="string" calcext:value-type="string">
            <text:p>Population in 2019 (see <text:a xlink:href="https://databank.worldbank.org/reports.aspx?source=2&amp;series=SP.POP.TOTL&amp;country=#" xlink:type="simple">link</text:a>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float" office:value="38041754" calcext:value-type="float">
            <text:p>3804175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float" office:value="2854191" calcext:value-type="float">
            <text:p>285419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float" office:value="43053054" calcext:value-type="float">
            <text:p>43053054</text:p>
          </table:table-cell>
          <table:table-cell/>
        </table:table-row>
        <table:table-row table:style-name="ro1">
          <table:table-cell office:value-type="string" calcext:value-type="string">
            <text:p>American Samoa</text:p>
          </table:table-cell>
          <table:table-cell/>
          <table:table-cell office:value-type="string" calcext:value-type="string">
            <text:p>ASM</text:p>
          </table:table-cell>
          <table:table-cell office:value-type="float" office:value="55312" calcext:value-type="float">
            <text:p>5531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ndorra</text:p>
          </table:table-cell>
          <table:table-cell office:value-type="string" calcext:value-type="string">
            <text:p>AND</text:p>
          </table:table-cell>
          <table:table-cell office:value-type="float" office:value="77142" calcext:value-type="float">
            <text:p>7714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float" office:value="31825295" calcext:value-type="float">
            <text:p>3182529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ntigua and Barbuda</text:p>
          </table:table-cell>
          <table:table-cell office:value-type="string" calcext:value-type="string">
            <text:p>ATG</text:p>
          </table:table-cell>
          <table:table-cell office:value-type="float" office:value="97118" calcext:value-type="float">
            <text:p>9711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float" office:value="44938712" calcext:value-type="float">
            <text:p>4493871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rmenia</text:p>
          </table:table-cell>
          <table:table-cell office:value-type="string" calcext:value-type="string">
            <text:p>ARM</text:p>
          </table:table-cell>
          <table:table-cell office:value-type="float" office:value="2957731" calcext:value-type="float">
            <text:p>2957731</text:p>
          </table:table-cell>
          <table:table-cell/>
        </table:table-row>
        <table:table-row table:style-name="ro1"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ABW</text:p>
          </table:table-cell>
          <table:table-cell office:value-type="float" office:value="106314" calcext:value-type="float">
            <text:p>10631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float" office:value="25364307" calcext:value-type="float">
            <text:p>2536430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float" office:value="8877067" calcext:value-type="float">
            <text:p>887706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float" office:value="10023318" calcext:value-type="float">
            <text:p>10023318</text:p>
          </table:table-cell>
          <table:table-cell/>
        </table:table-row>
        <table:table-row table:style-name="ro1">
          <table:table-cell office:value-type="string" calcext:value-type="string">
            <text:p>Bahamas, The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float" office:value="389482" calcext:value-type="float">
            <text:p>38948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float" office:value="1641172" calcext:value-type="float">
            <text:p>164117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float" office:value="163046161" calcext:value-type="float">
            <text:p>16304616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float" office:value="287025" calcext:value-type="float">
            <text:p>28702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float" office:value="9466856" calcext:value-type="float">
            <text:p>946685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float" office:value="11484055" calcext:value-type="float">
            <text:p>1148405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float" office:value="390353" calcext:value-type="float">
            <text:p>39035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float" office:value="11801151" calcext:value-type="float">
            <text:p>11801151</text:p>
          </table:table-cell>
          <table:table-cell/>
        </table:table-row>
        <table:table-row table:style-name="ro1"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BMU</text:p>
          </table:table-cell>
          <table:table-cell office:value-type="float" office:value="63918" calcext:value-type="float">
            <text:p>6391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float" office:value="763092" calcext:value-type="float">
            <text:p>76309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float" office:value="11513100" calcext:value-type="float">
            <text:p>1151310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  <table:table-cell office:value-type="float" office:value="3301000" calcext:value-type="float">
            <text:p>330100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float" office:value="2303697" calcext:value-type="float">
            <text:p>230369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float" office:value="211049527" calcext:value-type="float">
            <text:p>211049527</text:p>
          </table:table-cell>
          <table:table-cell/>
        </table:table-row>
        <table:table-row table:style-name="ro1">
          <table:table-cell office:value-type="string" calcext:value-type="string">
            <text:p>British Virgin Islands</text:p>
          </table:table-cell>
          <table:table-cell/>
          <table:table-cell office:value-type="string" calcext:value-type="string">
            <text:p>VGB</text:p>
          </table:table-cell>
          <table:table-cell office:value-type="float" office:value="30030" calcext:value-type="float">
            <text:p>30030</text:p>
          </table:table-cell>
          <table:table-cell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float" office:value="433285" calcext:value-type="float">
            <text:p>43328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float" office:value="6975761" calcext:value-type="float">
            <text:p>697576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float" office:value="20321378" calcext:value-type="float">
            <text:p>2032137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float" office:value="11530580" calcext:value-type="float">
            <text:p>1153058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bo Verde</text:p>
          </table:table-cell>
          <table:table-cell office:value-type="string" calcext:value-type="string">
            <text:p>CPV</text:p>
          </table:table-cell>
          <table:table-cell office:value-type="float" office:value="549935" calcext:value-type="float">
            <text:p>54993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float" office:value="16486542" calcext:value-type="float">
            <text:p>1648654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float" office:value="25876380" calcext:value-type="float">
            <text:p>2587638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37589262" calcext:value-type="float">
            <text:p>37589262</text:p>
          </table:table-cell>
          <table:table-cell/>
        </table:table-row>
        <table:table-row table:style-name="ro1"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CYM</text:p>
          </table:table-cell>
          <table:table-cell office:value-type="float" office:value="64948" calcext:value-type="float">
            <text:p>6494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entral African Republic</text:p>
          </table:table-cell>
          <table:table-cell office:value-type="string" calcext:value-type="string">
            <text:p>CAF</text:p>
          </table:table-cell>
          <table:table-cell office:value-type="float" office:value="4745185" calcext:value-type="float">
            <text:p>474518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float" office:value="15946876" calcext:value-type="float">
            <text:p>15946876</text:p>
          </table:table-cell>
          <table:table-cell/>
        </table:table-row>
        <table:table-row table:style-name="ro1">
          <table:table-cell office:value-type="string" calcext:value-type="string">
            <text:p>Channel Islands</text:p>
          </table:table-cell>
          <table:table-cell/>
          <table:table-cell office:value-type="string" calcext:value-type="string">
            <text:p>CHI</text:p>
          </table:table-cell>
          <table:table-cell office:value-type="float" office:value="172259" calcext:value-type="float">
            <text:p>17225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float" office:value="18952038" calcext:value-type="float">
            <text:p>1895203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float" office:value="1397715000" calcext:value-type="float">
            <text:p>139771500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float" office:value="50339443" calcext:value-type="float">
            <text:p>5033944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float" office:value="850886" calcext:value-type="float">
            <text:p>850886</text:p>
          </table:table-cell>
          <table:table-cell/>
        </table:table-row>
        <table:table-row table:style-name="ro1">
          <table:table-cell office:value-type="string" calcext:value-type="string">
            <text:p>Congo, Dem. Rep.</text:p>
          </table:table-cell>
          <table:table-cell office:value-type="string" calcext:value-type="string">
            <text:p>Congo (Kinshasa)</text:p>
          </table:table-cell>
          <table:table-cell office:value-type="string" calcext:value-type="string">
            <text:p>COD</text:p>
          </table:table-cell>
          <table:table-cell office:value-type="float" office:value="86790567" calcext:value-type="float">
            <text:p>86790567</text:p>
          </table:table-cell>
          <table:table-cell/>
        </table:table-row>
        <table:table-row table:style-name="ro1">
          <table:table-cell office:value-type="string" calcext:value-type="string">
            <text:p>Congo, Rep.</text:p>
          </table:table-cell>
          <table:table-cell office:value-type="string" calcext:value-type="string">
            <text:p>Congo (Brazzaville)</text:p>
          </table:table-cell>
          <table:table-cell office:value-type="string" calcext:value-type="string">
            <text:p>COG</text:p>
          </table:table-cell>
          <table:table-cell office:value-type="float" office:value="5380508" calcext:value-type="float">
            <text:p>538050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float" office:value="5047561" calcext:value-type="float">
            <text:p>504756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te d'Ivoire</text:p>
          </table:table-cell>
          <table:table-cell office:value-type="string" calcext:value-type="string">
            <text:p>CIV</text:p>
          </table:table-cell>
          <table:table-cell office:value-type="float" office:value="25716544" calcext:value-type="float">
            <text:p>2571654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float" office:value="4067500" calcext:value-type="float">
            <text:p>406750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float" office:value="11333483" calcext:value-type="float">
            <text:p>11333483</text:p>
          </table:table-cell>
          <table:table-cell/>
        </table:table-row>
        <table:table-row table:style-name="ro1"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CUW</text:p>
          </table:table-cell>
          <table:table-cell office:value-type="float" office:value="157538" calcext:value-type="float">
            <text:p>15753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float" office:value="1198575" calcext:value-type="float">
            <text:p>1198575</text:p>
          </table:table-cell>
          <table:table-cell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ZE</text:p>
          </table:table-cell>
          <table:table-cell office:value-type="float" office:value="10669709" calcext:value-type="float">
            <text:p>1066970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float" office:value="5818553" calcext:value-type="float">
            <text:p>581855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office:value-type="string" calcext:value-type="string">
            <text:p>DJI</text:p>
          </table:table-cell>
          <table:table-cell office:value-type="float" office:value="973560" calcext:value-type="float">
            <text:p>97356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float" office:value="71808" calcext:value-type="float">
            <text:p>7180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ominican Republic</text:p>
          </table:table-cell>
          <table:table-cell office:value-type="string" calcext:value-type="string">
            <text:p>DOM</text:p>
          </table:table-cell>
          <table:table-cell office:value-type="float" office:value="10738958" calcext:value-type="float">
            <text:p>1073895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float" office:value="17373662" calcext:value-type="float">
            <text:p>17373662</text:p>
          </table:table-cell>
          <table:table-cell/>
        </table:table-row>
        <table:table-row table:style-name="ro1">
          <table:table-cell office:value-type="string" calcext:value-type="string">
            <text:p>Egypt, Arab Rep.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Y</text:p>
          </table:table-cell>
          <table:table-cell office:value-type="float" office:value="100388073" calcext:value-type="float">
            <text:p>10038807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float" office:value="6453553" calcext:value-type="float">
            <text:p>645355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quatorial Guinea</text:p>
          </table:table-cell>
          <table:table-cell office:value-type="string" calcext:value-type="string">
            <text:p>GNQ</text:p>
          </table:table-cell>
          <table:table-cell office:value-type="float" office:value="1355986" calcext:value-type="float">
            <text:p>135598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float" office:value="1326590" calcext:value-type="float">
            <text:p>132659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office:value-type="string" calcext:value-type="string">
            <text:p>SWZ</text:p>
          </table:table-cell>
          <table:table-cell office:value-type="float" office:value="1148130" calcext:value-type="float">
            <text:p>114813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float" office:value="112078730" calcext:value-type="float">
            <text:p>11207873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roe Islands</text:p>
          </table:table-cell>
          <table:table-cell office:value-type="string" calcext:value-type="string">
            <text:p>FRO</text:p>
          </table:table-cell>
          <table:table-cell office:value-type="float" office:value="48678" calcext:value-type="float">
            <text:p>4867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float" office:value="889953" calcext:value-type="float">
            <text:p>88995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float" office:value="5520314" calcext:value-type="float">
            <text:p>552031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float" office:value="67059887" calcext:value-type="float">
            <text:p>67059887</text:p>
          </table:table-cell>
          <table:table-cell/>
        </table:table-row>
        <table:table-row table:style-name="ro1">
          <table:table-cell office:value-type="string" calcext:value-type="string">
            <text:p>French Polynesia</text:p>
          </table:table-cell>
          <table:table-cell/>
          <table:table-cell office:value-type="string" calcext:value-type="string">
            <text:p>PYF</text:p>
          </table:table-cell>
          <table:table-cell office:value-type="float" office:value="279287" calcext:value-type="float">
            <text:p>27928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float" office:value="2172579" calcext:value-type="float">
            <text:p>2172579</text:p>
          </table:table-cell>
          <table:table-cell/>
        </table:table-row>
        <table:table-row table:style-name="ro1">
          <table:table-cell office:value-type="string" calcext:value-type="string">
            <text:p>Gambia, The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float" office:value="2347706" calcext:value-type="float">
            <text:p>234770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float" office:value="3720382" calcext:value-type="float">
            <text:p>372038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float" office:value="83132799" calcext:value-type="float">
            <text:p>8313279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float" office:value="30417856" calcext:value-type="float">
            <text:p>30417856</text:p>
          </table:table-cell>
          <table:table-cell/>
        </table:table-row>
        <table:table-row table:style-name="ro1">
          <table:table-cell office:value-type="string" calcext:value-type="string">
            <text:p>Gibraltar</text:p>
          </table:table-cell>
          <table:table-cell/>
          <table:table-cell office:value-type="string" calcext:value-type="string">
            <text:p>GIB</text:p>
          </table:table-cell>
          <table:table-cell office:value-type="float" office:value="33701" calcext:value-type="float">
            <text:p>3370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float" office:value="10716322" calcext:value-type="float">
            <text:p>10716322</text:p>
          </table:table-cell>
          <table:table-cell/>
        </table:table-row>
        <table:table-row table:style-name="ro1">
          <table:table-cell office:value-type="string" calcext:value-type="string">
            <text:p>Greenland</text:p>
          </table:table-cell>
          <table:table-cell/>
          <table:table-cell office:value-type="string" calcext:value-type="string">
            <text:p>GRL</text:p>
          </table:table-cell>
          <table:table-cell office:value-type="float" office:value="56225" calcext:value-type="float">
            <text:p>5622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float" office:value="112003" calcext:value-type="float">
            <text:p>112003</text:p>
          </table:table-cell>
          <table:table-cell/>
        </table:table-row>
        <table:table-row table:style-name="ro1">
          <table:table-cell office:value-type="string" calcext:value-type="string">
            <text:p>Guam</text:p>
          </table:table-cell>
          <table:table-cell/>
          <table:table-cell office:value-type="string" calcext:value-type="string">
            <text:p>GUM</text:p>
          </table:table-cell>
          <table:table-cell office:value-type="float" office:value="167294" calcext:value-type="float">
            <text:p>16729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float" office:value="16604026" calcext:value-type="float">
            <text:p>1660402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float" office:value="12771246" calcext:value-type="float">
            <text:p>1277124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uinea-Bissau</text:p>
          </table:table-cell>
          <table:table-cell office:value-type="string" calcext:value-type="string">
            <text:p>GNB</text:p>
          </table:table-cell>
          <table:table-cell office:value-type="float" office:value="1920922" calcext:value-type="float">
            <text:p>192092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float" office:value="782766" calcext:value-type="float">
            <text:p>78276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float" office:value="11263077" calcext:value-type="float">
            <text:p>1126307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float" office:value="9746117" calcext:value-type="float">
            <text:p>9746117</text:p>
          </table:table-cell>
          <table:table-cell/>
        </table:table-row>
        <table:table-row table:style-name="ro1">
          <table:table-cell office:value-type="string" calcext:value-type="string">
            <text:p>Hong Kong SAR, China</text:p>
          </table:table-cell>
          <table:table-cell/>
          <table:table-cell office:value-type="string" calcext:value-type="string">
            <text:p>HKG</text:p>
          </table:table-cell>
          <table:table-cell office:value-type="float" office:value="7507400" calcext:value-type="float">
            <text:p>750740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float" office:value="9769949" calcext:value-type="float">
            <text:p>976994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float" office:value="361313" calcext:value-type="float">
            <text:p>36131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float" office:value="1366417754" calcext:value-type="float">
            <text:p>136641775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float" office:value="270625568" calcext:value-type="float">
            <text:p>270625568</text:p>
          </table:table-cell>
          <table:table-cell/>
        </table:table-row>
        <table:table-row table:style-name="ro1">
          <table:table-cell office:value-type="string" calcext:value-type="string">
            <text:p>Iran, Islamic Rep.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float" office:value="82913906" calcext:value-type="float">
            <text:p>8291390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float" office:value="39309783" calcext:value-type="float">
            <text:p>3930978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float" office:value="4941444" calcext:value-type="float">
            <text:p>4941444</text:p>
          </table:table-cell>
          <table:table-cell/>
        </table:table-row>
        <table:table-row table:style-name="ro1">
          <table:table-cell office:value-type="string" calcext:value-type="string">
            <text:p>Isle of Man</text:p>
          </table:table-cell>
          <table:table-cell/>
          <table:table-cell office:value-type="string" calcext:value-type="string">
            <text:p>IMN</text:p>
          </table:table-cell>
          <table:table-cell office:value-type="float" office:value="84584" calcext:value-type="float">
            <text:p>8458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float" office:value="9053300" calcext:value-type="float">
            <text:p>905330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float" office:value="60297396" calcext:value-type="float">
            <text:p>6029739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float" office:value="2948279" calcext:value-type="float">
            <text:p>294827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float" office:value="126264931" calcext:value-type="float">
            <text:p>12626493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office:value-type="float" office:value="10101694" calcext:value-type="float">
            <text:p>1010169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float" office:value="18513930" calcext:value-type="float">
            <text:p>1851393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float" office:value="52573973" calcext:value-type="float">
            <text:p>52573973</text:p>
          </table:table-cell>
          <table:table-cell/>
        </table:table-row>
        <table:table-row table:style-name="ro1">
          <table:table-cell office:value-type="string" calcext:value-type="string">
            <text:p>Kiribati</text:p>
          </table:table-cell>
          <table:table-cell/>
          <table:table-cell office:value-type="string" calcext:value-type="string">
            <text:p>KIR</text:p>
          </table:table-cell>
          <table:table-cell office:value-type="float" office:value="117606" calcext:value-type="float">
            <text:p>117606</text:p>
          </table:table-cell>
          <table:table-cell/>
        </table:table-row>
        <table:table-row table:style-name="ro1">
          <table:table-cell office:value-type="string" calcext:value-type="string">
            <text:p>Korea, Dem. People’s Rep.</text:p>
          </table:table-cell>
          <table:table-cell/>
          <table:table-cell office:value-type="string" calcext:value-type="string">
            <text:p>PRK</text:p>
          </table:table-cell>
          <table:table-cell office:value-type="float" office:value="25666161" calcext:value-type="float">
            <text:p>25666161</text:p>
          </table:table-cell>
          <table:table-cell/>
        </table:table-row>
        <table:table-row table:style-name="ro1">
          <table:table-cell office:value-type="string" calcext:value-type="string">
            <text:p>Korea, Rep.</text:p>
          </table:table-cell>
          <table:table-cell office:value-type="string" calcext:value-type="string">
            <text:p>Korea, South</text:p>
          </table:table-cell>
          <table:table-cell office:value-type="string" calcext:value-type="string">
            <text:p>KOR</text:p>
          </table:table-cell>
          <table:table-cell office:value-type="float" office:value="51709098" calcext:value-type="float">
            <text:p>5170909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office:value-type="string" calcext:value-type="string">
            <text:p>XKX</text:p>
          </table:table-cell>
          <table:table-cell office:value-type="float" office:value="1794248" calcext:value-type="float">
            <text:p>179424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office:value-type="float" office:value="4207083" calcext:value-type="float">
            <text:p>4207083</text:p>
          </table:table-cell>
          <table:table-cell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KGZ</text:p>
          </table:table-cell>
          <table:table-cell office:value-type="float" office:value="6456900" calcext:value-type="float">
            <text:p>6456900</text:p>
          </table:table-cell>
          <table:table-cell/>
        </table:table-row>
        <table:table-row table:style-name="ro1">
          <table:table-cell office:value-type="string" calcext:value-type="string">
            <text:p>Lao PDR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float" office:value="7169455" calcext:value-type="float">
            <text:p>716945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float" office:value="1912789" calcext:value-type="float">
            <text:p>191278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office:value-type="float" office:value="6855713" calcext:value-type="float">
            <text:p>685571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float" office:value="2125268" calcext:value-type="float">
            <text:p>212526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float" office:value="4937374" calcext:value-type="float">
            <text:p>493737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float" office:value="6777452" calcext:value-type="float">
            <text:p>677745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office:value-type="string" calcext:value-type="string">
            <text:p>LIE</text:p>
          </table:table-cell>
          <table:table-cell office:value-type="float" office:value="38019" calcext:value-type="float">
            <text:p>3801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float" office:value="2786844" calcext:value-type="float">
            <text:p>278684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float" office:value="619896" calcext:value-type="float">
            <text:p>619896</text:p>
          </table:table-cell>
          <table:table-cell/>
        </table:table-row>
        <table:table-row table:style-name="ro1">
          <table:table-cell office:value-type="string" calcext:value-type="string">
            <text:p>Macao SAR, China</text:p>
          </table:table-cell>
          <table:table-cell/>
          <table:table-cell office:value-type="string" calcext:value-type="string">
            <text:p>MAC</text:p>
          </table:table-cell>
          <table:table-cell office:value-type="float" office:value="640445" calcext:value-type="float">
            <text:p>64044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float" office:value="26969307" calcext:value-type="float">
            <text:p>2696930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float" office:value="18628747" calcext:value-type="float">
            <text:p>1862874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float" office:value="31949777" calcext:value-type="float">
            <text:p>3194977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office:value-type="string" calcext:value-type="string">
            <text:p>MDV</text:p>
          </table:table-cell>
          <table:table-cell office:value-type="float" office:value="530953" calcext:value-type="float">
            <text:p>53095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float" office:value="19658031" calcext:value-type="float">
            <text:p>1965803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float" office:value="502653" calcext:value-type="float">
            <text:p>502653</text:p>
          </table:table-cell>
          <table:table-cell/>
        </table:table-row>
        <table:table-row table:style-name="ro1">
          <table:table-cell office:value-type="string" calcext:value-type="string">
            <text:p>Marshall Islands</text:p>
          </table:table-cell>
          <table:table-cell/>
          <table:table-cell office:value-type="string" calcext:value-type="string">
            <text:p>MHL</text:p>
          </table:table-cell>
          <table:table-cell office:value-type="float" office:value="58791" calcext:value-type="float">
            <text:p>5879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float" office:value="4525696" calcext:value-type="float">
            <text:p>452569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float" office:value="1265711" calcext:value-type="float">
            <text:p>126571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float" office:value="127575529" calcext:value-type="float">
            <text:p>127575529</text:p>
          </table:table-cell>
          <table:table-cell/>
        </table:table-row>
        <table:table-row table:style-name="ro1">
          <table:table-cell office:value-type="string" calcext:value-type="string">
            <text:p>Micronesia, Fed. Sts.</text:p>
          </table:table-cell>
          <table:table-cell/>
          <table:table-cell office:value-type="string" calcext:value-type="string">
            <text:p>FSM</text:p>
          </table:table-cell>
          <table:table-cell office:value-type="float" office:value="113815" calcext:value-type="float">
            <text:p>11381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float" office:value="2657637" calcext:value-type="float">
            <text:p>265763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office:value-type="string" calcext:value-type="string">
            <text:p>MCO</text:p>
          </table:table-cell>
          <table:table-cell office:value-type="float" office:value="38964" calcext:value-type="float">
            <text:p>3896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float" office:value="3225167" calcext:value-type="float">
            <text:p>322516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float" office:value="622137" calcext:value-type="float">
            <text:p>62213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float" office:value="36471769" calcext:value-type="float">
            <text:p>3647176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float" office:value="30366036" calcext:value-type="float">
            <text:p>30366036</text:p>
          </table:table-cell>
          <table:table-cell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Burma</text:p>
          </table:table-cell>
          <table:table-cell office:value-type="string" calcext:value-type="string">
            <text:p>MMR</text:p>
          </table:table-cell>
          <table:table-cell office:value-type="float" office:value="54045420" calcext:value-type="float">
            <text:p>5404542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float" office:value="2494530" calcext:value-type="float">
            <text:p>249453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auru</text:p>
          </table:table-cell>
          <table:table-cell office:value-type="string" calcext:value-type="string">
            <text:p>NRU</text:p>
          </table:table-cell>
          <table:table-cell office:value-type="float" office:value="12581" calcext:value-type="float">
            <text:p>1258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float" office:value="28608710" calcext:value-type="float">
            <text:p>2860871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float" office:value="17332850" calcext:value-type="float">
            <text:p>1733285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float" office:value="287800" calcext:value-type="float">
            <text:p>28780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float" office:value="4917000" calcext:value-type="float">
            <text:p>491700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float" office:value="6545502" calcext:value-type="float">
            <text:p>654550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float" office:value="23310715" calcext:value-type="float">
            <text:p>2331071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float" office:value="200963599" calcext:value-type="float">
            <text:p>20096359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Macedonia</text:p>
          </table:table-cell>
          <table:table-cell office:value-type="string" calcext:value-type="string">
            <text:p>MKD</text:p>
          </table:table-cell>
          <table:table-cell office:value-type="float" office:value="2083459" calcext:value-type="float">
            <text:p>2083459</text:p>
          </table:table-cell>
          <table:table-cell/>
        </table:table-row>
        <table:table-row table:style-name="ro1">
          <table:table-cell office:value-type="string" calcext:value-type="string">
            <text:p>Northern Mariana Islands</text:p>
          </table:table-cell>
          <table:table-cell/>
          <table:table-cell office:value-type="string" calcext:value-type="string">
            <text:p>MNP</text:p>
          </table:table-cell>
          <table:table-cell office:value-type="float" office:value="57216" calcext:value-type="float">
            <text:p>5721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float" office:value="5347896" calcext:value-type="float">
            <text:p>534789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float" office:value="4974986" calcext:value-type="float">
            <text:p>497498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float" office:value="216565318" calcext:value-type="float">
            <text:p>216565318</text:p>
          </table:table-cell>
          <table:table-cell/>
        </table:table-row>
        <table:table-row table:style-name="ro1">
          <table:table-cell office:value-type="string" calcext:value-type="string">
            <text:p>Palau</text:p>
          </table:table-cell>
          <table:table-cell/>
          <table:table-cell office:value-type="string" calcext:value-type="string">
            <text:p>PLW</text:p>
          </table:table-cell>
          <table:table-cell office:value-type="float" office:value="18008" calcext:value-type="float">
            <text:p>1800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float" office:value="4246439" calcext:value-type="float">
            <text:p>424643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float" office:value="8776109" calcext:value-type="float">
            <text:p>877610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float" office:value="7044636" calcext:value-type="float">
            <text:p>704463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float" office:value="32510453" calcext:value-type="float">
            <text:p>3251045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float" office:value="108116615" calcext:value-type="float">
            <text:p>10811661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float" office:value="37970874" calcext:value-type="float">
            <text:p>3797087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float" office:value="10269417" calcext:value-type="float">
            <text:p>1026941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float" office:value="3193694" calcext:value-type="float">
            <text:p>319369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float" office:value="2832067" calcext:value-type="float">
            <text:p>283206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float" office:value="19356544" calcext:value-type="float">
            <text:p>19356544</text:p>
          </table:table-cell>
          <table:table-cell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float" office:value="144373535" calcext:value-type="float">
            <text:p>14437353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float" office:value="12626950" calcext:value-type="float">
            <text:p>12626950</text:p>
          </table:table-cell>
          <table:table-cell/>
        </table:table-row>
        <table:table-row table:style-name="ro1">
          <table:table-cell office:value-type="string" calcext:value-type="string">
            <text:p>Samoa</text:p>
          </table:table-cell>
          <table:table-cell/>
          <table:table-cell office:value-type="string" calcext:value-type="string">
            <text:p>WSM</text:p>
          </table:table-cell>
          <table:table-cell office:value-type="float" office:value="197097" calcext:value-type="float">
            <text:p>19709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an Marino</text:p>
          </table:table-cell>
          <table:table-cell office:value-type="string" calcext:value-type="string">
            <text:p>SMR</text:p>
          </table:table-cell>
          <table:table-cell office:value-type="float" office:value="33860" calcext:value-type="float">
            <text:p>3386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ao Tome and Principe</text:p>
          </table:table-cell>
          <table:table-cell office:value-type="string" calcext:value-type="string">
            <text:p>STP</text:p>
          </table:table-cell>
          <table:table-cell office:value-type="float" office:value="215056" calcext:value-type="float">
            <text:p>21505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float" office:value="34268528" calcext:value-type="float">
            <text:p>3426852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float" office:value="16296364" calcext:value-type="float">
            <text:p>1629636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float" office:value="6944975" calcext:value-type="float">
            <text:p>694497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float" office:value="97625" calcext:value-type="float">
            <text:p>9762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float" office:value="7813215" calcext:value-type="float">
            <text:p>781321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float" office:value="5703569" calcext:value-type="float">
            <text:p>5703569</text:p>
          </table:table-cell>
          <table:table-cell/>
        </table:table-row>
        <table:table-row table:style-name="ro1"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SXM</text:p>
          </table:table-cell>
          <table:table-cell office:value-type="float" office:value="40733" calcext:value-type="float">
            <text:p>40733</text:p>
          </table:table-cell>
          <table:table-cell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float" office:value="5454073" calcext:value-type="float">
            <text:p>545407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float" office:value="2087946" calcext:value-type="float">
            <text:p>2087946</text:p>
          </table:table-cell>
          <table:table-cell/>
        </table:table-row>
        <table:table-row table:style-name="ro1">
          <table:table-cell office:value-type="string" calcext:value-type="string">
            <text:p>Solomon Islands</text:p>
          </table:table-cell>
          <table:table-cell/>
          <table:table-cell office:value-type="string" calcext:value-type="string">
            <text:p>SLB</text:p>
          </table:table-cell>
          <table:table-cell office:value-type="float" office:value="669823" calcext:value-type="float">
            <text:p>66982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float" office:value="15442905" calcext:value-type="float">
            <text:p>1544290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float" office:value="58558270" calcext:value-type="float">
            <text:p>5855827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float" office:value="11062113" calcext:value-type="float">
            <text:p>1106211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float" office:value="47076781" calcext:value-type="float">
            <text:p>4707678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float" office:value="21803000" calcext:value-type="float">
            <text:p>21803000</text:p>
          </table:table-cell>
          <table:table-cell/>
        </table:table-row>
        <table:table-row table:style-name="ro1">
          <table:table-cell office:value-type="string" calcext:value-type="string">
            <text:p>St. Kitts and Nevis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KNA</text:p>
          </table:table-cell>
          <table:table-cell office:value-type="float" office:value="52823" calcext:value-type="float">
            <text:p>52823</text:p>
          </table:table-cell>
          <table:table-cell/>
        </table:table-row>
        <table:table-row table:style-name="ro1">
          <table:table-cell office:value-type="string" calcext:value-type="string">
            <text:p>St. Lucia</text:p>
          </table:table-cell>
          <table:table-cell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float" office:value="182790" calcext:value-type="float">
            <text:p>182790</text:p>
          </table:table-cell>
          <table:table-cell/>
        </table:table-row>
        <table:table-row table:style-name="ro1">
          <table:table-cell office:value-type="string" calcext:value-type="string">
            <text:p>St. Martin (French part)</text:p>
          </table:table-cell>
          <table:table-cell/>
          <table:table-cell office:value-type="string" calcext:value-type="string">
            <text:p>MAF</text:p>
          </table:table-cell>
          <table:table-cell office:value-type="float" office:value="38002" calcext:value-type="float">
            <text:p>38002</text:p>
          </table:table-cell>
          <table:table-cell/>
        </table:table-row>
        <table:table-row table:style-name="ro1">
          <table:table-cell office:value-type="string" calcext:value-type="string">
            <text:p>St. Vincent and the Grenadines</text:p>
          </table:table-cell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T</text:p>
          </table:table-cell>
          <table:table-cell office:value-type="float" office:value="110589" calcext:value-type="float">
            <text:p>11058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float" office:value="42813238" calcext:value-type="float">
            <text:p>4281323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float" office:value="581372" calcext:value-type="float">
            <text:p>58137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float" office:value="10285453" calcext:value-type="float">
            <text:p>1028545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float" office:value="8574832" calcext:value-type="float">
            <text:p>8574832</text:p>
          </table:table-cell>
          <table:table-cell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float" office:value="17070135" calcext:value-type="float">
            <text:p>1707013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float" office:value="9321018" calcext:value-type="float">
            <text:p>932101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float" office:value="58005463" calcext:value-type="float">
            <text:p>5800546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float" office:value="69625582" calcext:value-type="float">
            <text:p>6962558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float" office:value="1293119" calcext:value-type="float">
            <text:p>129311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float" office:value="8082366" calcext:value-type="float">
            <text:p>808236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onga</text:p>
          </table:table-cell>
          <table:table-cell office:value-type="string" calcext:value-type="string">
            <text:p>TON</text:p>
          </table:table-cell>
          <table:table-cell office:value-type="float" office:value="104494" calcext:value-type="float">
            <text:p>10449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float" office:value="1394973" calcext:value-type="float">
            <text:p>139497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float" office:value="11694719" calcext:value-type="float">
            <text:p>1169471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float" office:value="83429615" calcext:value-type="float">
            <text:p>83429615</text:p>
          </table:table-cell>
          <table:table-cell/>
        </table:table-row>
        <table:table-row table:style-name="ro1">
          <table:table-cell office:value-type="string" calcext:value-type="string">
            <text:p>Turkmenistan</text:p>
          </table:table-cell>
          <table:table-cell/>
          <table:table-cell office:value-type="string" calcext:value-type="string">
            <text:p>TKM</text:p>
          </table:table-cell>
          <table:table-cell office:value-type="float" office:value="5942089" calcext:value-type="float">
            <text:p>5942089</text:p>
          </table:table-cell>
          <table:table-cell/>
        </table:table-row>
        <table:table-row table:style-name="ro1"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TCA</text:p>
          </table:table-cell>
          <table:table-cell office:value-type="float" office:value="38191" calcext:value-type="float">
            <text:p>38191</text:p>
          </table:table-cell>
          <table:table-cell/>
        </table:table-row>
        <table:table-row table:style-name="ro1">
          <table:table-cell office:value-type="string" calcext:value-type="string">
            <text:p>Tuvalu</text:p>
          </table:table-cell>
          <table:table-cell/>
          <table:table-cell office:value-type="string" calcext:value-type="string">
            <text:p>TUV</text:p>
          </table:table-cell>
          <table:table-cell office:value-type="float" office:value="11646" calcext:value-type="float">
            <text:p>1164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float" office:value="44269594" calcext:value-type="float">
            <text:p>4426959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float" office:value="44385155" calcext:value-type="float">
            <text:p>4438515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office:value-type="float" office:value="9770529" calcext:value-type="float">
            <text:p>977052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66834405" calcext:value-type="float">
            <text:p>66834405</text:p>
          </table:table-cell>
          <table:table-cell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328239523" calcext:value-type="float">
            <text:p>32823952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float" office:value="3461734" calcext:value-type="float">
            <text:p>346173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office:value-type="float" office:value="33580650" calcext:value-type="float">
            <text:p>33580650</text:p>
          </table:table-cell>
          <table:table-cell/>
        </table:table-row>
        <table:table-row table:style-name="ro1">
          <table:table-cell office:value-type="string" calcext:value-type="string">
            <text:p>Vanuatu</text:p>
          </table:table-cell>
          <table:table-cell/>
          <table:table-cell office:value-type="string" calcext:value-type="string">
            <text:p>VUT</text:p>
          </table:table-cell>
          <table:table-cell office:value-type="float" office:value="299882" calcext:value-type="float">
            <text:p>299882</text:p>
          </table:table-cell>
          <table:table-cell/>
        </table:table-row>
        <table:table-row table:style-name="ro1">
          <table:table-cell office:value-type="string" calcext:value-type="string">
            <text:p>Venezuela, RB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28515829" calcext:value-type="float">
            <text:p>2851582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float" office:value="96462106" calcext:value-type="float">
            <text:p>96462106</text:p>
          </table:table-cell>
          <table:table-cell/>
        </table:table-row>
        <table:table-row table:style-name="ro1">
          <table:table-cell office:value-type="string" calcext:value-type="string">
            <text:p>Virgin Islands (U.S.)</text:p>
          </table:table-cell>
          <table:table-cell/>
          <table:table-cell office:value-type="string" calcext:value-type="string">
            <text:p>VIR</text:p>
          </table:table-cell>
          <table:table-cell office:value-type="float" office:value="106631" calcext:value-type="float">
            <text:p>10663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est Bank and Gaza</text:p>
          </table:table-cell>
          <table:table-cell office:value-type="string" calcext:value-type="string">
            <text:p>PSE</text:p>
          </table:table-cell>
          <table:table-cell office:value-type="float" office:value="4685306" calcext:value-type="float">
            <text:p>4685306</text:p>
          </table:table-cell>
          <table:table-cell/>
        </table:table-row>
        <table:table-row table:style-name="ro1">
          <table:table-cell office:value-type="string" calcext:value-type="string">
            <text:p>Yemen, Rep.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float" office:value="29161922" calcext:value-type="float">
            <text:p>2916192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float" office:value="17861030" calcext:value-type="float">
            <text:p>1786103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float" office:value="14645468" calcext:value-type="float">
            <text:p>1464546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 style:data-style-name="N2" text:time-value="12:29:02.115263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7T12:29:15.481393965</dc:date>
    <meta:editing-duration>PT7M11S</meta:editing-duration>
    <meta:editing-cycles>6</meta:editing-cycles>
    <meta:generator>LibreOffice/6.0.7.3$Linux_X86_64 LibreOffice_project/00m0$Build-3</meta:generator>
    <meta:document-statistic meta:table-count="1" meta:cell-count="842" meta:object-count="0"/>
  </office:meta>
</office:document-meta>
</file>